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126B82086F.png" manifest:media-type="image/png"/>
  <manifest:file-entry manifest:full-path="Pictures/1000000000000553000003BB52A6A95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ea82" officeooo:paragraph-rsid="0014ea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ptura del testeo con Postman</text:p>
      <text:p text:style-name="P1"/>
      <text:p text:style-name="P1"><draw:frame draw:style-name="fr1" draw:name="Imagen1" text:anchor-type="char" svg:x="0cm" svg:y="0.295cm" svg:width="17cm" svg:height="9.225cm" draw:z-index="0"><draw:image xlink:href="Pictures/1000000000000780000004126B82086F.png" xlink:type="simple" xlink:show="embed" xlink:actuate="onLoad" draw:mime-type="image/png"/></draw:frame></text:p>
      <text:p text:style-name="P1">Captura del navegador mostrando los datos.</text:p>
      <text:p text:style-name="P1"><draw:frame draw:style-name="fr1" draw:name="Imagen2" text:anchor-type="char" svg:x="0cm" svg:y="0.506cm" svg:width="17cm" svg:height="11.91cm" draw:z-index="1"><draw:image xlink:href="Pictures/1000000000000553000003BB52A6A95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7T21:16:51.896000000</meta:creation-date>
    <dc:date>2025-01-17T21:18:26.766000000</dc:date>
    <meta:editing-duration>PT1M35S</meta:editing-duration>
    <meta:editing-cycles>1</meta:editing-cycles>
    <meta:document-statistic meta:table-count="0" meta:image-count="2" meta:object-count="0" meta:page-count="1" meta:paragraph-count="2" meta:word-count="11" meta:character-count="72" meta:non-whitespace-character-count="63"/>
    <meta:generator>LibreOffice/24.8.4.2$Windows_X86_64 LibreOffice_project/bb3cfa12c7b1bf994ecc5649a80400d06cd71002</meta:generator>
  </office:meta>
</office:document-meta>
</file>